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avorite movies</text:p>
      <text:p text:style-name="P1"/>
      <text:p text:style-name="P1">Friday</text:p>
      <text:p text:style-name="P1"/>
      <text:p text:style-name="P1">Scary movie 2</text:p>
      <text:p text:style-name="P1"/>
      <text:p text:style-name="P1">the butterfly effect</text:p>
      <text:p text:style-name="P1"/>
      <text:p text:style-name="P1">mean girls</text:p>
      <text:p text:style-name="P1"/>
      <text:p text:style-name="P1">jumanji</text:p>
      <text:p text:style-name="P1"/>
      <text:p text:style-name="P1">district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